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text-properties fo:font-size="16.5pt" style:font-size-asian="16.5pt" style:font-size-complex="16.5pt"/>
    </style:style>
    <style:style style:name="P80" style:family="paragraph" style:parent-style-name="Standard">
      <style:text-properties fo:font-size="16.5pt" fo:font-weight="bold" style:font-size-asian="16.5pt" style:font-weight-asian="bold" style:font-size-complex="16.5pt" style:font-weight-complex="bold"/>
    </style:style>
    <style:style style:name="P81" style:family="paragraph" style:parent-style-name="Standard">
      <style:text-properties fo:font-size="16.5pt" fo:font-weight="normal" style:font-size-asian="16.5pt" style:font-weight-asian="normal" style:font-size-complex="16.5pt" style:font-weight-complex="normal"/>
    </style:style>
    <style:style style:name="P82" style:family="paragraph" style:parent-style-name="Standard">
      <style:text-properties fo:font-size="12.5pt" fo:font-weight="bold" style:font-size-asian="12.5pt" style:font-weight-asian="bold" style:font-size-complex="12.5pt" style:font-weight-complex="bold"/>
    </style:style>
    <style:style style:name="P83" style:family="paragraph" style:parent-style-name="Standard">
      <style:text-properties fo:font-size="12.5pt" style:font-size-asian="12.5pt" style:font-size-complex="12.5pt"/>
    </style:style>
    <style:style style:name="P84"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5" style:family="paragraph" style:parent-style-name="Standard">
      <style:text-properties fo:font-size="14pt" style:font-size-asian="14pt" style:font-size-complex="14pt"/>
    </style:style>
    <style:style style:name="P86" style:family="paragraph" style:parent-style-name="Standard">
      <style:text-properties fo:font-size="14pt" fo:font-weight="normal" style:font-size-asian="14pt" style:font-weight-asian="normal" style:font-size-complex="14pt" style:font-weight-complex="normal"/>
    </style:style>
    <style:style style:name="P87" style:family="paragraph" style:parent-style-name="Standard">
      <style:text-properties fo:font-size="14pt" fo:font-weight="bold" style:font-size-asian="14pt" style:font-weight-asian="bold" style:font-size-complex="14pt" style:font-weight-complex="bold"/>
    </style:style>
    <style:style style:name="P88"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9"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text-properties fo:font-size="13pt" fo:font-weight="normal" style:font-size-asian="13pt" style:font-weight-asian="normal" style:font-size-complex="13pt" style:font-weight-complex="normal"/>
    </style:style>
    <style:style style:name="P94" style:family="paragraph" style:parent-style-name="Standard">
      <style:text-properties fo:font-size="13pt" style:font-size-asian="13pt" style:font-size-complex="13pt"/>
    </style:style>
    <style:style style:name="P95" style:family="paragraph" style:parent-style-name="Standard">
      <style:text-properties fo:font-size="13pt" fo:font-weight="bold" style:font-size-asian="13pt" style:font-weight-asian="bold" style:font-size-complex="13pt" style:font-weight-complex="bold"/>
    </style:style>
    <style:style style:name="P96" style:family="paragraph" style:parent-style-name="Standard">
      <style:text-properties fo:font-size="12pt" style:font-size-asian="12pt" style:font-size-complex="12pt"/>
    </style:style>
    <style:style style:name="P9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5"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8"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at May 4, 2019 <text:span text:style-name="T1">5.5 miles</text:span></text:p>
      <text:p text:style-name="P7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1849023558742129644" text:style-name="L1">
        <text:list-item>
          <text:list>
            <text:list-header>
              <text:p text:style-name="P97">1.25 miles at various paces on roads, 1.5 miles on the track at about</text:p>
              <text:p text:style-name="P97">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79">Mon July 29, 2019 <text:span text:style-name="T1">4.3 miles</text:span></text:p>
      <text:p text:style-name="P79">I ran with our running group on the Greendale Cemetery 510 meter loop.</text:p>
      <text:p text:style-name="P80">warm up: <text:span text:style-name="T2">1.3 miles</text:span></text:p>
      <text:p text:style-name="P80">Run: <text:span text:style-name="T2">1 x 200m (54s mainly downhill) and jog 300m</text:span></text:p>
      <text:p text:style-name="P81">5 x 510m with about a 300m jog between the runs</text:p>
      <text:p text:style-name="P81">My times: 2:34, 2:34, 2:29, 2:30, 2:21</text:p>
      <text:p text:style-name="P80">Warm down:<text:span text:style-name="T2"> 510m jog</text:span></text:p>
      <text:p text:style-name="P81"/>
      <text:p text:style-name="P80"><text:span text:style-name="T2">Tues July 30, 2019 </text:span>no running</text:p>
      <text:p text:style-name="P81"/>
      <text:p text:style-name="P79">Wed July 31, 2019 <text:span text:style-name="T1">5 miles</text:span></text:p>
      <text:p text:style-name="P79">I ran with our running group on the Greendale Cemetery 510 meter loop.</text:p>
      <text:p text:style-name="P80">warm up: <text:span text:style-name="T2">1 mile in 9:50, rest 2 minutes, 1 mile in 10:45, rest 7 minutes </text:span></text:p>
      <text:p text:style-name="P80">Run: <text:span text:style-name="T2">1 x 200m (54s mainly downhill) and jog 300m</text:span></text:p>
      <text:p text:style-name="P81">5 x 510m with about a 300m jog between the runs</text:p>
      <text:p text:style-name="P81">My times: 2:37, 2:29, 2:22, 2:24, 2:21</text:p>
      <text:p text:style-name="P80">Warm down:<text:span text:style-name="T2"> 510m jog</text:span></text:p>
      <text:p text:style-name="P81"/>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1824132538334653136" text:style-name="L2">
        <text:list-item>
          <text:list>
            <text:list-header>
              <text:p text:style-name="P98">1.75 mile warm up at about 10:00/mile and rest a few minutes</text:p>
              <text:p text:style-name="P98">1 x 200, 4 x 400, 1 x 200 with about a 350m jog after each run. <text:s/></text:p>
              <text:p text:style-name="P98">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8094636496899272347" text:style-name="L3">
        <text:list-item>
          <text:list>
            <text:list-header>
              <text:p text:style-name="P99">5.5 miles averaging 12:27/mile</text:p>
              <text:p text:style-name="P99">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69"><text:soft-page-break/><text:span text:style-name="T2">Sat</text:span> <text:span text:style-name="T2">Jan 11, 2020 </text:span>3.5 miles<text:span text:style-name="T2"> </text:span></text:p>
      <text:p text:style-name="P71">I ran on a 1 mile loop down and up hill in New Alexandria PA.</text:p>
      <text:p text:style-name="P69">Run: <text:span text:style-name="T2">3 x 1 mile with a 4:00 rest between the runs</text:span></text:p>
      <text:p text:style-name="P71">Times: 9:48, 8:52, 8:29</text:p>
      <text:p text:style-name="P69">Warm down:<text:span text:style-name="T2"> ½ mile jog</text:span></text:p>
      <text:p text:style-name="P71"/>
      <text:p text:style-name="P69"><text:span text:style-name="T2">Sun Jan 12, 2020 </text:span>no running<text:span text:style-name="T2"> <text:s text:c="2"/></text:span></text:p>
      <text:p text:style-name="P71"/>
      <text:p text:style-name="P69"><text:span text:style-name="T2">Mon Jan 13, 2020 <text:s/></text:span>5.5 miles <text:span text:style-name="T2">I ran on a Wise Center treadmill.</text:span></text:p>
      <text:p text:style-name="P69">Warm up: <text:span text:style-name="T2">½ mile down to the Wise Center</text:span></text:p>
      <text:p text:style-name="P69">Run:<text:span text:style-name="T2"> 1.5 miles going faster as I ran. <text:s/>I ended at 8:00/mile pace and averaged 9:02/mile.</text:span></text:p>
      <text:p text:style-name="P71">After resting 4 minutes I ran 6 x ¼ mile with a ¼ mile jog before each run. <text:s/></text:p>
      <text:p text:style-name="P71">Times were all 2:00 for the runs.</text:p>
      <text:p text:style-name="P71">Pulse at the end of each run: 149 bpm, 151, 152, 153, 154, 154</text:p>
      <text:p text:style-name="P71">Pulses at the beginning of each run about: 110 bpm, 115, 116, 122, 124, 121</text:p>
      <text:p text:style-name="P71">The jogs took about 3:00. </text:p>
      <text:p text:style-name="P69">Warm down: <text:span text:style-name="T2">½ mile in about</text:span> <text:span text:style-name="T2">6:00</text:span></text:p>
      <text:p text:style-name="P69"/>
      <text:p text:style-name="P71">Tues Jan 14, 2020 <text:span text:style-name="T1">6.8 miles</text:span> <text:s/>I ran on a Wise Center treadmill.</text:p>
      <text:p text:style-name="P69">Warm up: <text:span text:style-name="T2">½ mile down to the Wise Center</text:span></text:p>
      <text:p text:style-name="P69">Run:<text:span text:style-name="T2"> 6.31 miles in 1 hour or 9:30.5/mile</text:span></text:p>
      <text:p text:style-name="P71">Spits and pulses at the end of each mile:</text:p>
      <text:p text:style-name="P71">9:59 (125bpm), 9:31 (138), 9:00 (148), 8:30 (154), 9:13 (150), 10:48 (143), </text:p>
      <text:p text:style-name="P72">and 0.31 miles in 2:59 </text:p>
      <text:p text:style-name="P72"/>
      <text:p text:style-name="P72">Wed Jan 15, 2020 <text:span text:style-name="T1">2 miles</text:span></text:p>
      <text:p text:style-name="P72">I road a 160 calorie ride on a stationary bike and take this to be roughly equivalent to a 1.5 mile run. <text:s/>Then I walked ½ mile on the indoor track.</text:p>
      <text:p text:style-name="P72"/>
      <text:p text:style-name="P69"><text:span text:style-name="T2">Thur Jan 16, 2020 <text:s/></text:span>6.25 miles <text:s/><text:span text:style-name="T2">I ran on a Wise Center treadmill.</text:span></text:p>
      <text:p text:style-name="P69">Warm up: <text:span text:style-name="T2">½ mile down to the Wise Center</text:span></text:p>
      <text:p text:style-name="P69">Run:<text:span text:style-name="T2"> 1.5 miles going faster as I ran and averaged 9:06/mile.</text:span></text:p>
      <text:p text:style-name="P71">After resting 5 minutes I ran 6 x ¼ mile with a ¼ mile jog before each run. <text:s/></text:p>
      <text:p text:style-name="P71">Times were all 2:00 for the runs.</text:p>
      <text:p text:style-name="P71">Pulse at the end of each run: 146 bpm, 148, 149, 150, 151, 150</text:p>
      <text:p text:style-name="P71">The jogs took about 3:00. </text:p>
      <text:p text:style-name="P69">Warm down: <text:span text:style-name="T2">½ mile in about</text:span> <text:span text:style-name="T2">5:30</text:span></text:p>
      <text:p text:style-name="P71">rested a few minutes, ¾ mile walk on the indoor track <text:s/>with first ½ mile in 7:17</text:p>
      <text:p text:style-name="P72"/>
      <text:p text:style-name="P71">Fri Jan 17, 2020 <text:span text:style-name="T1">7.75 miles</text:span> <text:s/>I ran on a Wise Center treadmill.</text:p>
      <text:p text:style-name="P69">Warm up: <text:span text:style-name="T2">½ mile down to the Wise Center</text:span></text:p>
      <text:p text:style-name="P69">Run:<text:span text:style-name="T2"> 6.50 miles in 1 hour or 9:13.9/mile</text:span></text:p>
      <text:p text:style-name="P71">Spits and pulses at the end of each mile:</text:p>
      <text:p text:style-name="P71">9:38 (125bpm), 9:29 (138), 9:24 (148), 9:16 (154), 9:09 (150), 8:58 (143), </text:p>
      <text:p text:style-name="P72">and 0.50 miles in <text:s/>(2:06 + 2:00) = 4:00 <text:s text:c="4"/><text:span text:style-name="T1"><text:s/>Warm down: </text:span>½ mile 2:45 and <text:s/>½ mile jog home</text:p>
      <text:p text:style-name="P72"/>
      <text:p text:style-name="P70">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3"><text:soft-page-break/>Sat Jan 25, 2020 <text:s/><text:span text:style-name="T1">5 miles, <text:s text:c="3"/></text:span>I ran on a Wise Center treadmill and did a 142 bpm test.</text:p>
      <text:p text:style-name="P73"><text:span text:style-name="T1">Run:</text:span> <text:s/>I ran 5 miles. Splits and pulses at the end of each mile:</text:p>
      <text:p text:style-name="P73">9:34 (133 bpm), 9:03 (142), 9:08 (142), 9:27 (142), 9:37 (142)</text:p>
      <text:p text:style-name="P73">I have done similar tests for years. The following are the rules I will be using for a while for the test. <text:s/></text:p>
      <text:list xml:id="list2235437684669220285" text:style-name="L4">
        <text:list-item>
          <text:p text:style-name="P10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0">Continue adjusting the speed so HR stays near 142. <text:s/>Also continue taking splits for each mile and remembering HR at the end of each mile. <text:s/>Stop running after a mile split goes above 9:30. <text:s/></text:p>
        </text:list-item>
        <text:list-item>
          <text:p text:style-name="P10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3"/>
      <text:p text:style-name="P73">Sun Jan 26, 2020 <text:span text:style-name="T1">6.5 miles</text:span> I ran on a Wise Center treadmill. </text:p>
      <text:p text:style-name="P73"><text:span text:style-name="T1">Warm up:</text:span> <text:s/>2 miles, Splits and pulses at the end of each mile: 9:29 (129 bpm), 9:00 (139)</text:p>
      <text:p text:style-name="P73"><text:span text:style-name="T1">Run: </text:span><text:s/>8 x ¼ mile with ¼ mile jog before each run. </text:p>
      <text:p text:style-name="P73">Times for runs and pulses at the end of each:</text:p>
      <text:p text:style-name="P73">1:58.4 (145 bpm), 1:58.4 (149), 1:58.4 (150), 1:58.4 (151), 1:56.9 (153), 1:56.9 (153),</text:p>
      <text:p text:style-name="P73">1:56.9 (153), 1:52.5 (155), The jogs were all about 3:00.</text:p>
      <text:p text:style-name="P74">Warm down: <text:span text:style-name="T2">½ mile in about 5:30</text:span></text:p>
      <text:p text:style-name="P73"/>
      <text:p text:style-name="P74"><text:span text:style-name="T2">Mon Jan 27, 2020 </text:span>no running<text:span text:style-name="T2"> <text:s/></text:span></text:p>
      <text:p text:style-name="P73"/>
      <text:p text:style-name="P74"><text:span text:style-name="T2">Tues Jan 28, 2020 </text:span>5.5 miles, I ran on a treadmill and did142 bpm test like I did 3 days ago. </text:p>
      <text:p text:style-name="P73"><text:span text:style-name="T1">Run:</text:span> <text:s/>I ran 5 miles. Splits and pulses at the end of each mile:</text:p>
      <text:p text:style-name="P73">9:29 (135 bpm), 9:59 (143), 9:10 (142), 9:22 (142), 9:37 (142)</text:p>
      <text:p text:style-name="P73">The result was about the same as 3 days ago.</text:p>
      <text:p text:style-name="P74">Warm down:<text:span text:style-name="T2"> ½ mile in about 5:30 </text:span></text:p>
      <text:p text:style-name="P73"/>
      <text:p text:style-name="P74"><text:span text:style-name="T2">Wed Jan 29, 2020 </text:span>5.5 miles<text:span text:style-name="T2"> <text:s/>I ran on a Wise Center treadmill. <text:s/></text:span></text:p>
      <text:p text:style-name="P73"><text:span text:style-name="T1">Warm up:</text:span> 3 miles with incline at 0.5%, Approximate Splits: 10:00, 9:30, 9:00, </text:p>
      <text:p text:style-name="P73">Final pulse:139 bpm, rest 4:00</text:p>
      <text:p text:style-name="P73"><text:span text:style-name="T1">Run:</text:span>Incline at 0%, 2 miles at 8:00/mile pace, </text:p>
      <text:p text:style-name="P73">Pulse at the end of each ½ mile: 151 bpm, 155, 158, 156</text:p>
      <text:p text:style-name="P73"><text:span text:style-name="T1">Warm down:</text:span> ½ mile in about 5:30</text:p>
      <text:p text:style-name="P73">I ran better today than one week ago , Jan 22, 2020no</text:p>
      <text:p text:style-name="P73"/>
      <text:p text:style-name="P73">Thur Jan 30, 2020 <text:span text:style-name="T1">no running </text:span></text:p>
      <text:p text:style-name="P73"/>
      <text:p text:style-name="P73">Fri Jan 31, 2020 <text:span text:style-name="T1">4.5 miles</text:span> <text:s/>I ran on a Wise Center Treadmill.</text:p>
      <text:p text:style-name="P74">Run: <text:span text:style-name="T2">4 miles in 36:08 or 9:02/mile, </text:span></text:p>
      <text:p text:style-name="P73">Splits and pulses at the end of each mile: 9:17 (135 bpm), 8:57 (139), 8:57 (142), 8:57 (147)</text:p>
      <text:p text:style-name="P74">Warm down:<text:span text:style-name="T2"> <text:s/>½ mile in about 5:30</text:span></text:p>
      <text:p text:style-name="P73"/>
      <text:p text:style-name="P73"><text:span text:style-name="T14">In the past week: </text:span><text:span text:style-name="T1">27 miles</text:span></text:p>
      <text:p text:style-name="P74"><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5781559486995602137" text:style-name="L5">
        <text:list-item>
          <text:list>
            <text:list-header>
              <text:p text:style-name="P104">0.75 mile splits: 9:06, 9:24, 8:13</text:p>
              <text:p text:style-name="P104">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2814173914356391172" text:style-name="L6">
        <text:list-item>
          <text:list>
            <text:list-header>
              <text:p text:style-name="P107"><text:span text:style-name="T1">Warm up:</text:span> 0.2 mile jog and rest 2 minutes</text:p>
              <text:p text:style-name="P107"><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5">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2"><text:soft-page-break/>Sat Aug 1, 2020 <text:span text:style-name="T1">6.4 miles</text:span></text:p>
      <text:p text:style-name="P7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2"><text:span text:style-name="T1">My Run; </text:span>After warming up with a mile at various paces I ran the 5.42 miles in 47:16 or 8:43/mile. </text:p>
      <text:p text:style-name="P72"><text:span text:style-name="T1">Mile Splits:</text:span> 8:48, 8:48, 8:44, 8:55, 8:26, and the last 0.42 miles at 8:37/mile</text:p>
      <text:p text:style-name="P70">Email to runners: <text:s text:c="6"/>Handicapping 5.4 mile run August 1, 2020</text:p>
      <text:p text:style-name="P82"/>
      <text:p text:style-name="P83">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3"/>
      <text:p text:style-name="P83">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3"/>
      <text:p text:style-name="P83">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3"><text:tab/><text:tab/><text:tab/><text:tab/><text:tab/><text:tab/><text:tab/><text:tab/><text:tab/><text:tab/><text:tab/>Result for 5.4 miles</text:p>
      <text:p text:style-name="P83"><text:s text:c="24"/>Times and totals<text:tab/><text:tab/><text:tab/><text:tab/> <text:s text:c="4"/>Start Times <text:s text:c="5"/><text:tab/>August 1, 2020</text:p>
      <text:p text:style-name="P84">Jim<text:tab/>16:01, 15:44, 15:07 Total = 46:52 -&gt; 46:00<text:tab/><text:tab/>0<text:tab/><text:tab/>47:16</text:p>
      <text:p text:style-name="P83">Bill<text:tab/> <text:s text:c="3"/>15:12, 15:11, 15:17 Total = 45:40<text:tab/><text:tab/><text:tab/>0:20<text:tab/><text:tab/>46:08<text:tab/><text:tab/></text:p>
      <text:p text:style-name="P83">Brian <text:s text:c="6"/>15:01, 15:23, 14:30 Total = 44:54<text:tab/><text:tab/><text:tab/>1:06</text:p>
      <text:p text:style-name="P83">David <text:s text:c="5"/>15:02, 15:06, 13:21 Total = 43:29<text:tab/><text:tab/><text:tab/>2:31<text:tab/><text:tab/>43:38</text:p>
      <text:p text:style-name="P83">Tim <text:s text:c="8"/>14:52, 13:56, 12:51 Total = 41:39<text:tab/><text:tab/><text:tab/>4:21</text:p>
      <text:p text:style-name="P83">Colton<text:tab/> <text:s text:c="3"/>13:56, 13:03, 12:16 Total = 39:15<text:tab/><text:tab/><text:tab/>6:45</text:p>
      <text:p text:style-name="P83"/>
      <text:p text:style-name="P83">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3"/>
      <text:p text:style-name="P83">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5"><text:soft-page-break/>Sun <text:s/>Aug 2, 2020 <text:span text:style-name="T1">5 miles</text:span></text:p>
      <text:p text:style-name="P86"><text:span text:style-name="T1">Run:</text:span> 5 miles on the “Morning Loop” in the counter clockwise direction averaging 10:15/mile.</text:p>
      <text:p text:style-name="P85"/>
      <text:p text:style-name="P85">Mon Aug 3, 2020 <text:span text:style-name="T1">5.25 miles</text:span></text:p>
      <text:p text:style-name="P85"><text:span text:style-name="T1">Warm up:</text:span> <text:s/>0.25 miles to the cemetery loop</text:p>
      <text:p text:style-name="P87">Run: <text:s/><text:span text:style-name="T2">½ mile down and ½ mile up hill in 10:30, elevation change is 120 feet, rest 2:00</text:span></text:p>
      <text:p text:style-name="P86">6 x 0.317 miles on the loop with a 0.317 mile jog between the runs</text:p>
      <text:p text:style-name="P86">average time for runs: 2:49 (8:53/mile), average time for jogs: 3:24 (10:45/mile)</text:p>
      <text:p text:style-name="P86">Vertical ascent on one loop: 22 feet</text:p>
      <text:p text:style-name="P87">Warm down:<text:span text:style-name="T2"> <text:s/>0.5 mile jog</text:span></text:p>
      <text:p text:style-name="P86"/>
      <text:p text:style-name="P86"/>
      <text:p text:style-name="P85">Tues Aug 4, 2020 <text:span text:style-name="T1">5.35 miles <text:s/></text:span><text:span text:style-name="T2">(The same workout as yesterday)</text:span></text:p>
      <text:p text:style-name="P85"><text:span text:style-name="T1">Warm up:</text:span> <text:s/>0.25 miles to the cemetery loop</text:p>
      <text:p text:style-name="P87">Run: <text:s/><text:span text:style-name="T2">½ mile down and ½ mile up hill in 9:57, elevation change is 120 feet, rest 3:00</text:span></text:p>
      <text:p text:style-name="P86">6 x 0.317 miles on the loop with a 0.317 mile jog between the runs</text:p>
      <text:p text:style-name="P86">average time for runs: 2:40 (8:25/mile), average time for jogs: 3:33 (11:12/mile)</text:p>
      <text:p text:style-name="P86">The last 0.317 mile run in 2:25 (7:37/mile)</text:p>
      <text:p text:style-name="P86">Vertical ascent on one loop: 22 feet</text:p>
      <text:p text:style-name="P86">Warm down: <text:s/>0.6 mile jog</text:p>
      <text:p text:style-name="P86"/>
      <text:p text:style-name="P86">Wed Aug 5, 2020 <text:span text:style-name="T1">5 miles running </text:span>(1 mile walking and 5 miles of running)</text:p>
      <text:p text:style-name="P86">I ran and walked 6 miles on hilly roads and averaged 12:10/mile. <text:s/>I walked 10 times for a total of 1 mile of walking and 5 miles of running.</text:p>
      <text:p text:style-name="P86"/>
      <text:p text:style-name="P86">Thur Aug 6, 2020 <text:span text:style-name="T1">5.5 miles running </text:span>(1 mile walking and 5.5 miles of running)</text:p>
      <text:p text:style-name="P86"><text:span text:style-name="T1">Warm up:</text:span> 0.25 mile jog</text:p>
      <text:p text:style-name="P86"><text:span text:style-name="T1">Run:</text:span> 6 miles on hilly roads and averaged 12:12/mile. <text:s/>I walked 10 times for a total of <text:s text:c="3"/>1 mile of walking and 5 miles of running. Total vertical ascent: 630 feet.</text:p>
      <text:p text:style-name="P86"><text:span text:style-name="T1">Warm down:</text:span> 0.25 mile jog </text:p>
      <text:p text:style-name="P86"/>
      <text:p text:style-name="P86"/>
      <text:p text:style-name="P86"><text:s/></text:p>
      <text:p text:style-name="P86">Fri Aug 7, 2020 <text:span text:style-name="T1">2 miles</text:span></text:p>
      <text:p text:style-name="P86">I ran 2 easy miles. The ball of my left foot is hurting.</text:p>
      <text:p text:style-name="P86"/>
      <text:p text:style-name="P87"/>
      <text:p text:style-name="P87"/>
      <text:p text:style-name="P87">In the last week: 34.5 miles running</text:p>
      <text:p text:style-name="P88"/>
      <text:p text:style-name="P88"/>
      <text:p text:style-name="P90"><text:soft-page-break/>Sat Aug 8, 20 <text:span text:style-name="T1">6.5 miles</text:span></text:p>
      <text:p text:style-name="P91">Warm up: <text:span text:style-name="T2">0.25 mile jog to the cemetery</text:span></text:p>
      <text:p text:style-name="P92">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6">Total Time: 15:17 (9:33/mile) <text:s text:c="94"/></text:p>
      <text:p text:style-name="P93">5 x 0.317 miles on the loop with a 0.317 mile jog after each run</text:p>
      <text:p text:style-name="P93">average time for runs: 2:34 (8:06/mile), last run in 2:26 (7:41/mile)</text:p>
      <text:p text:style-name="P93">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0">Mon Aug 10, 20 <text:span text:style-name="T1">5.3 miles</text:span></text:p>
      <text:p text:style-name="P91">Warm up: <text:span text:style-name="T2">0.25 mile jog to the cemetery</text:span></text:p>
      <text:p text:style-name="P91"><text:span text:style-name="T17">Run:</text:span><text:span text:style-name="T18"> Down and up hill 1 mile in 4:27 + 5:14 = 9:42 and rest 3:00 <text:s text:c="34"/></text:span></text:p>
      <text:p text:style-name="P93">6 x 0.317 miles on the loop with a 0.317 mile jog after each run</text:p>
      <text:p text:style-name="P93">ave for runs: 2:35 (8:09/mile), last run in 2:22 (7:28/mile), ave for jogs: 3:44 (11:47/mile)</text:p>
      <text:p text:style-name="P93">Vertical ascent on one loop: 22 feet</text:p>
      <text:p text:style-name="P63">Warm down:<text:span text:style-name="T2"> <text:s/>0.5 mile jog</text:span></text:p>
      <text:p text:style-name="P62"/>
      <text:p text:style-name="P93">Tues Aug 11, 2020 5<text:span text:style-name="T1"> miles running </text:span>(1 mile walking and 5 miles of running)</text:p>
      <text:p text:style-name="P93">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7"/>
      <text:p text:style-name="P67">Thur Aug 13, 2020 <text:span text:style-name="T1">5 miles</text:span> <text:s/></text:p>
      <text:p text:style-name="P67"><text:span text:style-name="T1">Warm up:</text:span> <text:s/>1.5 miles</text:p>
      <text:p text:style-name="P67"><text:span text:style-name="T1">Run:</text:span> 3.17 miles (10 x 0.317 miles) on the cemetery loop in 28:04 or 8:51/mile</text:p>
      <text:p text:style-name="P67">Mile splits: 9:08, 9:04, 8:34, Sum of vertical ascents: 220 feet.</text:p>
      <text:p text:style-name="P67"><text:span text:style-name="T1">Warm down:</text:span> <text:s/>0.3 miles</text:p>
      <text:p text:style-name="P67"/>
      <text:p text:style-name="P67">Fri Aug 14, 2020 <text:span text:style-name="T1">3 mile</text:span></text:p>
      <text:p text:style-name="P67">I ran 3 miles on hilly roads at various paces, some at about 9:00/mile.</text:p>
      <text:p text:style-name="P68">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89"><text:span text:style-name="T1">Run: </text:span>6 x 330 yds with a 550 yd jog after each run.<text:span text:style-name="T1"> <text:s/></text:span></text:p>
      <text:p text:style-name="P89">Times: 1:24, 1:26, 1:21, 1:22, 1:22, 1:15(6:40/mile) <text:s/>Ave time: 1:22 (7:17/mile) </text:p>
      <text:p text:style-name="P89"><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89"><text:span text:style-name="T1">Run: </text:span>8 x 330 yards with a 550 yd jog after each run.<text:span text:style-name="T1"> <text:s/></text:span></text:p>
      <text:p text:style-name="P89">Times: 1:27, 1:23, 1:21, 1:27, 1:26, 1:26, 1:24, 1:17(6:51/mile) <text:s/></text:p>
      <text:p text:style-name="P89">Ave time: 1:24 (7:28/mile) </text:p>
      <text:p text:style-name="P89"><text:span text:style-name="T1">Warm down:</text:span> 1 mile jog </text:p>
      <text:p text:style-name="P89"/>
      <text:p text:style-name="P89">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4"><text:soft-page-break/><text:span text:style-name="T2">Sat Aug 29, 2020 </text:span>2.1 miles</text:p>
      <text:p text:style-name="P73"><text:span text:style-name="T1">Warm up:</text:span> 0.25 miles</text:p>
      <text:p text:style-name="P77">Run: <text:span text:style-name="T2">Down and up the 0.8 mile hill from the top of the cemetery loop to Jefferson St. <text:s text:c="4"/></text:span></text:p>
      <text:p text:style-name="P73">Distance: 1.6 miles Time: 17:12, Elevation <text:s/>Change 216 feet</text:p>
      <text:p text:style-name="P74">Warm down: <text:span text:style-name="T2">0.25 miles</text:span></text:p>
      <text:p text:style-name="P73">The ball of my left foot started to hurt and I stopped running.</text:p>
      <text:p text:style-name="P73"/>
      <text:p text:style-name="P73">Sun Aug 30, 2020 <text:span text:style-name="T1">1 mile</text:span></text:p>
      <text:p text:style-name="P73">I jogged 1 mile on grass. The ball of my left foot is hurting.</text:p>
      <text:p text:style-name="P73"/>
      <text:p text:style-name="P73">Mon Aug 31, 2020 <text:span text:style-name="T1">4.15 miles</text:span> </text:p>
      <text:p text:style-name="P73">The ball of my left foot feels a lot better. I ran on the college artificial turf football field and track.</text:p>
      <text:p text:style-name="P73"><text:span text:style-name="T1">Warm up:</text:span> <text:s/>½ mile</text:p>
      <text:p text:style-name="P74">Run: <text:s/><text:span text:style-name="T2">2 miles around the field at about 9:00/mile with no shoes, rest a couple minutes</text:span></text:p>
      <text:p text:style-name="P73"><text:s text:c="10"/>1 mile on the track in 8:25 and rest a couple minutes</text:p>
      <text:list xml:id="list6519359805489344768" text:style-name="L7">
        <text:list-item>
          <text:list>
            <text:list-header>
              <text:p text:style-name="P101"><text:s text:c="10"/>0.9 miles around the field at about 9:00/mile with no shoes</text:p>
              <text:list>
                <text:list-header>
                  <text:p text:style-name="P101">My foot felt better running with no shoes on the artificial turf than on the track with shoes.</text:p>
                  <text:p text:style-name="P101"/>
                  <text:p text:style-name="P101">Tues Sept 1, 2020 <text:span text:style-name="T1">3.6 miles</text:span> <text:s/>My foot continues to improve.</text:p>
                </text:list-header>
              </text:list>
            </text:list-header>
          </text:list>
        </text:list-item>
      </text:list>
      <text:list xml:id="list70199032012611123" text:style-name="L8">
        <text:list-item>
          <text:list>
            <text:list-item>
              <text:list>
                <text:list-header>
                  <text:p text:style-name="P102"><text:span text:style-name="T1">Warm up:</text:span> 1.25 miles mainly on grass with no shoes</text:p>
                  <text:p text:style-name="P102"><text:span text:style-name="T1">Run:</text:span> <text:s/>2 miles on the cemetery loop with shoes</text:p>
                </text:list-header>
              </text:list>
            </text:list-item>
          </text:list>
        </text:list-item>
      </text:list>
      <text:p text:style-name="P73">Splits: 9:25, 8:34, Total vertical ascent: 132 feet</text:p>
      <text:p text:style-name="P73"><text:span text:style-name="T1">Warm down:</text:span> 0.35 miles</text:p>
      <text:p text:style-name="P73"/>
      <text:p text:style-name="P96">Wed Sept 2, 2020 <text:span text:style-name="T1">2.5 miles <text:s/></text:span><text:span text:style-name="T2">My foot is okay</text:span></text:p>
      <text:list xml:id="list32310422" text:continue-list="list6519359805489344768" text:style-name="L7">
        <text:list-item>
          <text:list>
            <text:list-item>
              <text:list>
                <text:list-header>
                  <text:p text:style-name="P101"><text:span text:style-name="T1">Warm up:</text:span> 0.25 to the cemetery loop</text:p>
                  <text:p text:style-name="P101"><text:span text:style-name="T1">Run:</text:span> <text:s/>2 miles on the cemetery loop </text:p>
                </text:list-header>
              </text:list>
            </text:list-item>
          </text:list>
        </text:list-item>
      </text:list>
      <text:p text:style-name="P73">Splits: 9:33, 9:22, Total vertical ascent: 132 feet</text:p>
      <text:p text:style-name="P73"><text:span text:style-name="T1">Warm down:</text:span> 0.25 miles </text:p>
      <text:p text:style-name="P73"/>
      <text:p text:style-name="P73">Thur Sept 3, 2020 <text:span text:style-name="T1">5.5 miles</text:span></text:p>
      <text:p text:style-name="P73"><text:span text:style-name="T1">Warm up:</text:span> 0.5 miles</text:p>
      <text:p text:style-name="P74">Run: <text:span text:style-name="T2">15 Greendale Cemetery loops, each loop has a total ascent of 22 feet</text:span></text:p>
      <text:p text:style-name="P73">Distance 4.76 miles, Total ascent 330 feet</text:p>
      <text:p text:style-name="P73">Time: 41:45 (8:47/mile)</text:p>
      <text:p text:style-name="P73">The last 8 loops had an average pace of 8:31/mile for 2.54 miles and total ascent of 176ft</text:p>
      <text:p text:style-name="P78"><text:span text:style-name="T1">Warm down:</text:span><text:span text:style-name="T2"> 0.25 miles</text:span></text:p>
      <text:p text:style-name="P73"/>
      <text:p text:style-name="P94">Fri <text:s/>Sep 4, 2020 <text:span text:style-name="T1">7.8 miles <text:s/></text:span></text:p>
      <text:p text:style-name="P94"><text:span text:style-name="T1">Warm up:</text:span> <text:s/>0.25 miles to the cemetery loop</text:p>
      <text:p text:style-name="P95">Run: <text:s/><text:span text:style-name="T2">½ mile down and ½ mile up hill in 11:00, elevation change is 120 feet, rest 3:00</text:span></text:p>
      <text:p text:style-name="P93">10 x 0.317 miles on the loop with a 0.317 mile jog after the runs</text:p>
      <text:p text:style-name="P93">average time for runs: 2:40 (8:25/mile), average time for jogs: 3:43 </text:p>
      <text:p text:style-name="P93">The last 0.317 mile run in 2:17 (7:12/mile)</text:p>
      <text:p text:style-name="P93">Vertical ascent on one loop: 22 feet</text:p>
      <text:p text:style-name="P62"><text:span text:style-name="T1">Warm down:</text:span> <text:s/>0.25 miles</text:p>
      <text:p text:style-name="P62"/>
      <text:p text:style-name="P63">In the last week: 26.7 miles</text:p>
      <text:p text:style-name="P24"><text:soft-page-break/>Sat Sept 5, 2020 <text:span text:style-name="T1">2.5 miles </text:span></text:p>
      <text:p text:style-name="P24">I ran 2.5 miles slowly to recover from my workouts in the last two days</text:p>
      <text:p text:style-name="P24"/>
      <text:p text:style-name="P24">Sun Sept 6, 2020 </text:p>
      <text:p text:style-name="P24"><text:span text:style-name="T1">Warm up:</text:span> 0.5 miles </text:p>
      <text:p text:style-name="P10">Run: <text:s/><text:span text:style-name="T2">3 miles on the cemetery loop averaging 10:00/mile</text:span></text:p>
      <text:p text:style-name="P10">Warm down: <text:span text:style-name="T2">0.25 miles</text:span></text:p>
      <text:p text:style-name="P108"/>
      <text:p text:style-name="P88"/>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8845857213717178432" text:style-name="L9">
        <text:list-item>
          <text:list>
            <text:list-header>
              <text:p text:style-name="P105">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text:soft-page-break/>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06T12:09:00.75</dc:date>
    <dc:creator>James Lombardi</dc:creator>
    <meta:editing-duration>P6DT19H53M19S</meta:editing-duration>
    <meta:editing-cycles>582</meta:editing-cycles>
    <meta:generator>OpenOffice/4.1.2$Win32 OpenOffice.org_project/412m3$Build-9782</meta:generator>
    <meta:document-statistic meta:table-count="0" meta:image-count="0" meta:object-count="0" meta:page-count="70" meta:paragraph-count="1929" meta:word-count="21587" meta:character-count="108837"/>
  </office:meta>
</office:document-meta>
</file>